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4ad2"/>
    </style:style>
    <style:style style:name="P2" style:family="paragraph" style:parent-style-name="Standard">
      <style:text-properties officeooo:paragraph-rsid="000be861"/>
    </style:style>
    <style:style style:name="P3" style:family="paragraph" style:parent-style-name="Standard">
      <style:text-properties officeooo:paragraph-rsid="000d41a9"/>
    </style:style>
    <style:style style:name="P4" style:family="paragraph" style:parent-style-name="Standard">
      <style:text-properties officeooo:rsid="000e4f24" officeooo:paragraph-rsid="000e4f24"/>
    </style:style>
    <style:style style:name="P5" style:family="paragraph" style:parent-style-name="Standard">
      <style:text-properties officeooo:paragraph-rsid="000e4f24"/>
    </style:style>
    <style:style style:name="T1" style:family="text">
      <style:text-properties officeooo:rsid="000b4ad2"/>
    </style:style>
    <style:style style:name="T2" style:family="text">
      <style:text-properties officeooo:rsid="000e4f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Pedro Emilio Batista e Silva de Oliveira </text:p>
      <text:p text:style-name="P4">RA:622122910</text:p>
      <text:p text:style-name="P4"/>
      <text:p text:style-name="Standard">public class Aula3periodo {</text:p>
      <text:p text:style-name="Standard"/>
      <text:p text:style-name="Standard"><text:s text:c="4"/>//Exercicio 1</text:p>
      <text:p text:style-name="Standard"><text:s text:c="4"/></text:p>
      <text:p text:style-name="Standard"><text:s text:c="4"/>public static double main(String[] args) {</text:p>
      <text:p text:style-name="Standard"><text:s text:c="8"/>Scanner input = new Scanner(System.in);</text:p>
      <text:p text:style-name="Standard"><text:s text:c="8"/>double num, num2, soma, media;</text:p>
      <text:p text:style-name="Standard"><text:s text:c="8"/>System.out.println("Exercicio 1");</text:p>
      <text:p text:style-name="Standard"/>
      <text:p text:style-name="Standard"><text:s text:c="8"/>System.out.println("Insira um número");</text:p>
      <text:p text:style-name="Standard"><text:s text:c="8"/>num = input.nextDouble();</text:p>
      <text:p text:style-name="Standard"><text:s text:c="8"/>System.out.println("Insira um segundo número");</text:p>
      <text:p text:style-name="Standard"><text:s text:c="8"/>num2 = input.nextDouble();</text:p>
      <text:p text:style-name="Standard"><text:s text:c="8"/>soma = num + num2;</text:p>
      <text:p text:style-name="Standard"><text:s text:c="8"/>media = soma / 2;</text:p>
      <text:p text:style-name="Standard"><text:s text:c="8"/>System.out.println("A média desses números é " + media);</text:p>
      <text:p text:style-name="Standard"/>
      <text:p text:style-name="Standard"><text:s text:c="8"/>System.out.println("Exercicio 2");</text:p>
      <text:p text:style-name="Standard"/>
      <text:p text:style-name="Standard"><text:s text:c="8"/>double produto, porcentagem10, novoValor;</text:p>
      <text:p text:style-name="Standard"><text:s text:c="8"/>System.out.println("Insira o valor do produto");</text:p>
      <text:p text:style-name="Standard"><text:s text:c="8"/>produto = input.nextDouble();</text:p>
      <text:p text:style-name="Standard"><text:s text:c="8"/>porcentagem10 = 10*produto/100;</text:p>
      <text:p text:style-name="Standard"><text:s text:c="8"/>novoValor = porcentagem10+produto;</text:p>
      <text:p text:style-name="Standard"><text:s text:c="8"/>System.out.println("Com o acrescimo de 10% o valor é <text:s/>" + novoValor);</text:p>
      <text:p text:style-name="Standard"><text:s text:c="8"/></text:p>
      <text:p text:style-name="Standard"><text:s text:c="8"/>System.out.println("Exercicio 3"); <text:s text:c="6"/></text:p>
      <text:p text:style-name="Standard"/>
      <text:p text:style-name="Standard"><text:s text:c="10"/>double faren, C;</text:p>
      <text:p text:style-name="Standard"><text:s text:c="10"/>System.out.println("Qual a temperatura em Fahrenheit ?");</text:p>
      <text:p text:style-name="Standard"><text:s text:c="10"/>faren = input.nextDouble();</text:p>
      <text:p text:style-name="Standard"><text:s text:c="10"/>C = (faren-32) / 1.8;</text:p>
      <text:p text:style-name="Standard"><text:s text:c="10"/>System.out.println("Convertendo Cº em Fº ficariam: " + C);</text:p>
      <text:p text:style-name="Standard"><text:s text:c="10"/></text:p>
      <text:p text:style-name="Standard"><text:s text:c="10"/>System.out.println("Exercicio 4");</text:p>
      <text:p text:style-name="Standard"/>
      <text:p text:style-name="P2"><text:s text:c="10"/>public static void main(String[] args) {</text:p>
      <text:p text:style-name="P2"><text:s text:c="6"/>Scanner input = new Scanner(System.in);</text:p>
      <text:p text:style-name="P2"><text:s text:c="6"/>double horaMes, valorHora, salario, salarioFamilia, salFamilia, numFilhos, salarioTotal;</text:p>
      <text:p text:style-name="P2"><text:s text:c="8"/>System.out.println("Informe as horas trabalhadas");</text:p>
      <text:p text:style-name="P2"><text:s text:c="8"/>horaMes = input.nextDouble();</text:p>
      <text:p text:style-name="P2"><text:s text:c="8"/>System.out.println("Informe o valor da sua hora");</text:p>
      <text:p text:style-name="P2"><text:s text:c="8"/>valorHora = input.nextDouble();</text:p>
      <text:p text:style-name="P2"><text:s text:c="8"/>salario = horaMes * valorHora;</text:p>
      <text:p text:style-name="P2"><text:s text:c="8"/>System.out.println("Quantidade de filhos abaixo dos 14 anos");</text:p>
      <text:p text:style-name="P2"><text:s text:c="8"/>numFilhos = input.nextDouble();</text:p>
      <text:p text:style-name="P2"><text:s text:c="8"/>salarioFamilia = 59.82;</text:p>
      <text:p text:style-name="P2"><text:s text:c="8"/>salFamilia = salarioFamilia * numFilhos;</text:p>
      <text:p text:style-name="P2"><text:soft-page-break/><text:s text:c="8"/>salarioTotal = salario + salFamilia;</text:p>
      <text:p text:style-name="P2"><text:s text:c="8"/>System.out.println("Seu salário bruto é de " + salarioTotal);</text:p>
      <text:p text:style-name="P2"><text:s text:c="4"/>}</text:p>
      <text:p text:style-name="P2"><text:s text:c="4"/></text:p>
      <text:p text:style-name="P2">}<text:line-break/><text:line-break/>System.out.println("Exercicio <text:span text:style-name="T1">5</text:span>");</text:p>
      <text:p text:style-name="P2"/>
      <text:p text:style-name="P1"><text:s text:c="10"/>public static void main(String[] args) {<text:line-break/> <text:s text:c="5"/>Scanner input = new Scanner(System.in);<text:line-break/> <text:s text:c="5"/>double horaMes, valorHora, salario, salarioFamilia, salFamilia, numFilhos, salarioTotal;<text:line-break/> <text:s text:c="7"/>System.out.println("Informe as horas trabalhadas");<text:line-break/> <text:s text:c="7"/>horaMes = input.nextDouble();<text:line-break/> <text:s text:c="7"/>System.out.println("Informe o valor da sua hora");<text:line-break/> <text:s text:c="7"/>valorHora = input.nextDouble();<text:line-break/> <text:s text:c="7"/>salario = horaMes * valorHora;<text:line-break/> <text:s text:c="7"/>System.out.println("Quantidade de filhos abaixo dos 14 anos");<text:line-break/> <text:s text:c="7"/>numFilhos = input.nextDouble();<text:line-break/> <text:s text:c="7"/>salarioFamilia = 59.82;<text:line-break/> <text:s text:c="7"/>salFamilia = salarioFamilia * numFilhos;<text:line-break/> <text:s text:c="7"/>salarioTotal = salario + salFamilia;<text:line-break/> <text:s text:c="7"/>System.out.println("Seu salário bruto é de " + salarioTotal);<text:line-break/> <text:s text:c="3"/>}<text:line-break/> <text:s text:c="3"/><text:line-break/>}<text:line-break/>System.out.println("Exercicio <text:span text:style-name="T1">6</text:span>");</text:p>
      <text:p text:style-name="P1"><text:s text:c="10"/>public static void main(String[] args) {</text:p>
      <text:p text:style-name="P1"><text:s text:c="6"/>Scanner input = new Scanner (System.in);</text:p>
      <text:p text:style-name="P1"><text:s text:c="8"/>DecimalFormat df = new DecimalFormat("#.##");</text:p>
      <text:p text:style-name="P1"><text:s text:c="8"/>float n1, baseN2;</text:p>
      <text:p text:style-name="P1"><text:s text:c="8"/>double log;</text:p>
      <text:p text:style-name="P1"><text:s text:c="8"/>System.out.println("Iremos lhe dizer o logaritmo do número 1 na base do número 2");</text:p>
      <text:p text:style-name="P1"><text:s text:c="8"/>System.out.print("Digite o primeiro número:");</text:p>
      <text:p text:style-name="P1"><text:s text:c="8"/>n1 = input.nextFloat();</text:p>
      <text:p text:style-name="P1"><text:s text:c="8"/>System.out.print("Digite o segundo número:");</text:p>
      <text:p text:style-name="P1"><text:s text:c="8"/>baseN2 = input.nextFloat();</text:p>
      <text:p text:style-name="P1"><text:s text:c="8"/>log = Math.log(n1)/Math.log(baseN2);</text:p>
      <text:p text:style-name="P1"><text:s text:c="8"/>System.out.print("O logaritmo do " +n1 +" na base " +baseN2 +" é " +df.format(log));</text:p>
      <text:p text:style-name="P1"><text:s text:c="8"/>input.close();</text:p>
      <text:p text:style-name="P1"/>
      <text:p text:style-name="P3"><text:span text:style-name="T1">System.out.pintln(“Exercicio7”);</text:span></text:p>
      <text:p text:style-name="P3"><text:line-break/>public static void main(String[] args) {</text:p>
      <text:p text:style-name="P1"><text:s text:c="6"/>Scanner input = new Scanner(System.in);</text:p>
      <text:p text:style-name="P1"><text:s text:c="6"/>double salario, vendas, porcent,salariototal;</text:p>
      <text:p text:style-name="P1"><text:s text:c="8"/>System.out.println("Informe o seu salário");</text:p>
      <text:p text:style-name="P1"><text:s text:c="8"/>salario = input.nextDouble();</text:p>
      <text:p text:style-name="P1"><text:s text:c="8"/>System.out.println("Informe o valor de vendas no mês bonificação de 10%");</text:p>
      <text:p text:style-name="P1"><text:s text:c="8"/>vendas = input.nextDouble();</text:p>
      <text:p text:style-name="P1"><text:s text:c="8"/></text:p>
      <text:p text:style-name="P1"><text:s text:c="8"/>porcent = vendas*10/100; </text:p>
      <text:p text:style-name="P1"><text:s text:c="8"/>salariototal = porcent+salario;</text:p>
      <text:p text:style-name="P1"><text:soft-page-break/><text:s text:c="8"/>System.out.println("Seu salário é de " + salariototal); <text:s text:c="3"/>}</text:p>
      <text:p text:style-name="P1"/>
      <text:p text:style-name="P1"><text:span text:style-name="T1">System.out.pintln(“Exercicio8”);</text:span></text:p>
      <text:p text:style-name="P1"/>
      <text:p text:style-name="P1"><text:s text:c="3"/>public static void main(String[] args) {</text:p>
      <text:p text:style-name="P1"><text:s text:c="6"/>Scanner input = new Scanner(System.in);</text:p>
      <text:p text:style-name="P1"><text:s text:c="6"/>double veiculos, rodas, carros, carros2,carros3,moto;</text:p>
      <text:p text:style-name="P1"><text:s text:c="8"/>System.out.println("informe a quantidade de veiculos");</text:p>
      <text:p text:style-name="P1"><text:s text:c="8"/>veiculos = input.nextDouble();</text:p>
      <text:p text:style-name="P1"><text:s text:c="8"/>System.out.println("informe a quantidade de rodas");</text:p>
      <text:p text:style-name="P1"><text:s text:c="8"/>rodas = input.nextDouble();</text:p>
      <text:p text:style-name="P1"><text:s text:c="8"/>carros = veiculos *(-2);</text:p>
      <text:p text:style-name="P1"><text:s text:c="8"/>carros2 = carros + rodas;</text:p>
      <text:p text:style-name="P1"><text:s text:c="8"/>carros3 = carros2/2;</text:p>
      <text:p text:style-name="P1"><text:s text:c="2"/></text:p>
      <text:p text:style-name="P1"><text:s text:c="8"/>moto = veiculos - carros3;</text:p>
      <text:p text:style-name="P1"><text:s text:c="6"/></text:p>
      <text:p text:style-name="P1"><text:s text:c="8"/>System.out.println("Temos um total de "+veiculos+" veiculos, sendo eles " + carros3 +" carros "+ " e "+ moto + " motos");</text:p>
      <text:p text:style-name="P1"><text:s text:c="8"/></text:p>
      <text:p text:style-name="P1">}</text:p>
      <text:p text:style-name="P1">}</text:p>
      <text:p text:style-name="P1"><text:span text:style-name="T1">System.out.pintln(“Exercicio9”);</text:span></text:p>
      <text:p text:style-name="P1"/>
      <text:p text:style-name="P1">public static void main(String[] args) {</text:p>
      <text:p text:style-name="P1"><text:s text:c="6"/>Scanner input = new Scanner(System.in);</text:p>
      <text:p text:style-name="P1"><text:s text:c="6"/>int segundosInf;</text:p>
      <text:p text:style-name="P1"><text:s text:c="8"/>System.out.println("informe os segundos");</text:p>
      <text:p text:style-name="P1"><text:s text:c="6"/>segundosInf = input.nextInt();</text:p>
      <text:p text:style-name="P1"><text:s text:c="5"/>int segundos = segundosInf;</text:p>
      <text:p text:style-name="P1">int horas = segundos / 3600;</text:p>
      <text:p text:style-name="P1">segundos %= 3600;</text:p>
      <text:p text:style-name="P1">int minutos = segundos / 60;</text:p>
      <text:p text:style-name="P1">segundos %= 60;</text:p>
      <text:p text:style-name="P1">System.out.print("Tempo total:");</text:p>
      <text:p text:style-name="P1">if (horas &gt; 0)</text:p>
      <text:p text:style-name="P1"><text:s text:c="4"/>System.out.printf(" %d horas", horas);</text:p>
      <text:p text:style-name="P1">if (minutos &gt; 0)</text:p>
      <text:p text:style-name="P1"><text:s text:c="4"/>System.out.printf(" %d minutos", minutos);</text:p>
      <text:p text:style-name="P1">if (segundos &gt; 0)</text:p>
      <text:p text:style-name="P1"><text:s text:c="4"/>System.out.printf(" %d segundos", segundos);</text:p>
      <text:p text:style-name="P1"><text:s text:c="4"/>}</text:p>
      <text:p text:style-name="P1"><text:s text:c="4"/></text:p>
      <text:p text:style-name="P1">}</text:p>
      <text:p text:style-name="P1"/>
      <text:p text:style-name="P1"><text:span text:style-name="T1">System.out.pintln(“Exercicio10”);</text:span></text:p>
      <text:p text:style-name="P4">Média aritmética: </text:p>
      <text:p text:style-name="Standard"/>
      <text:p text:style-name="P5"><text:span text:style-name="T2"><text:s/></text:span></text:p>
      <text:p text:style-name="P1">public static void main(String[] args) {</text:p>
      <text:p text:style-name="P1"><text:s text:c="6"/>Scanner input = new Scanner (System.in);</text:p>
      <text:p text:style-name="P1"><text:s text:c="7"/>double valor,valor2,valor3,media;</text:p>
      <text:p text:style-name="P1"><text:soft-page-break/><text:s text:c="8"/>System.out.println("digite um numero");</text:p>
      <text:p text:style-name="P1"><text:s text:c="8"/>valor = input.nextDouble();</text:p>
      <text:p text:style-name="P1"><text:s text:c="8"/>System.out.println("digite um segundo numero");</text:p>
      <text:p text:style-name="P1"><text:s text:c="12"/>valor2 = input.nextDouble();</text:p>
      <text:p text:style-name="P1"><text:s text:c="8"/>System.out.println("digite um terceiro numero");</text:p>
      <text:p text:style-name="P1"><text:s text:c="12"/>valor3 = input.nextDouble();</text:p>
      <text:p text:style-name="P1"><text:s text:c="8"/>media = (valor+valor2+valor3)/3;</text:p>
      <text:p text:style-name="P1"><text:s text:c="8"/>System.out.println(media);</text:p>
      <text:p text:style-name="P1"/>
      <text:p text:style-name="P1">Média harmônica: 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0T14:55:00</meta:creation-date>
    <dc:date>2023-03-30T14:54:32.801000000</dc:date>
    <meta:editing-duration>PT1H28M32S</meta:editing-duration>
    <meta:editing-cycles>3</meta:editing-cycles>
    <meta:generator>Neat_Office/6.2.8.2$Windows_x86 LibreOffice_project/</meta:generator>
    <meta:initial-creator>Daniel Paiva</meta:initial-creator>
    <meta:document-statistic meta:table-count="0" meta:image-count="0" meta:object-count="0" meta:page-count="4" meta:paragraph-count="129" meta:word-count="576" meta:character-count="5690" meta:non-whitespace-character-count="4325"/>
  </office:meta>
</office:document-meta>
</file>